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margin-left="14.02mm" fo:margin-right="0mm" fo:text-indent="0mm" style:auto-text-indent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Century Gothic" fo:font-size="10pt" fo:letter-spacing="normal" fo:language="en" fo:country="GB" fo:font-style="normal" fo:font-weight="normal" style:font-name-asian="Arial" style:font-size-asian="10pt" style:language-asian="zh" style:country-asian="CN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language="en" fo:country="SG" fo:font-style="normal" style:text-underline-style="solid" style:text-underline-width="auto" style:text-underline-color="font-color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4" style:family="text">
      <style:text-properties fo:color="#000000" fo:language="en" fo:country="SG" fo:font-style="normal" style:text-underline-style="none" fo:font-weight="bold" style:font-name-asian="Calibri1" style:language-asian="zh" style:country-asian="CN" style:font-style-asian="normal" style:font-weight-asian="bold" style:font-name-complex="Courier New" style:font-style-complex="normal" style:font-weight-complex="bold" style:text-scale="105%"/>
    </style:style>
    <style:style style:name="T5" style:family="text">
      <style:text-properties fo:color="#000000" fo:language="en" fo:country="SG" fo:font-style="normal" style:text-underline-style="none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6" style:family="text">
      <style:text-properties fo:color="#000000" fo:language="en" fo:country="SG" style:font-name-asian="SimSun" style:language-asian="zh" style:country-asian="CN" style:font-name-complex="TimesNewRoman"/>
    </style:style>
    <style:style style:name="T7" style:family="text">
      <style:text-properties fo:color="#000000" style:text-scale="110%"/>
    </style:style>
    <style:style style:name="T8" style:family="text">
      <style:text-properties fo:color="#000000" fo:letter-spacing="-0.19mm" style:text-scale="110%"/>
    </style:style>
    <style:style style:name="T9" style:family="text">
      <style:text-properties fo:color="#000000" fo:letter-spacing="-0.25mm" style:text-scale="110%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1" style:font-weight-complex="normal"/>
    </style:style>
    <style:style style:name="T11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1" style:font-weight-complex="normal" style:text-scale="110%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style:text-scale="105%"/>
    </style:style>
    <style:style style:name="T14" style:family="text">
      <style:text-properties fo:letter-spacing="0.51mm" style:text-scale="105%"/>
    </style:style>
    <style:style style:name="T15" style:family="text">
      <style:text-properties style:font-name-asian="SimSun" style:language-asian="zh" style:country-asian="CN"/>
    </style:style>
    <style:style style:name="T16" style:family="text">
      <style:text-properties style:font-name="Century Gothic" fo:language="en" fo:country="SG" style:text-underline-style="solid" style:text-underline-width="auto" style:text-underline-color="font-color" style:font-name-asian="SimSun" style:font-name-complex="Times-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e Statutory Declaration Act (Chapter 320) Statutory Declaration</text:span> </text:p>
      <text:p text:style-name="P1"/>
      <text:p text:style-name="P1"/>
      <text:p text:style-name="P1"/>
      <text:p text:style-name="P1">I, <text:span text:style-name="T3"><text:placeholder text:placeholder-type="text">&lt;get_chairman(o.id)&gt;</text:placeholder></text:span><text:span text:style-name="T1">,</text:span> NRIC : <text:span text:style-name="T3"><text:placeholder text:placeholder-type="text">&lt;get_chairman_nric(o.id)&gt;</text:placeholder></text:span> of <text:span text:style-name="T6"><text:placeholder text:placeholder-type="text">&lt;get_company_full_address(o.company_id)&gt;</text:placeholder></text:span> does solemnly and sincerely declare as follows:- </text:p>
      <text:p text:style-name="P1"/>
      <text:p text:style-name="P1"/>
      <text:p text:style-name="P3">1) I am a shareholder and director of <text:span text:style-name="T4"><text:placeholder text:placeholder-type="text">&lt;o.name&gt;</text:placeholder></text:span>., Company Registration No : <text:span text:style-name="T5"><text:placeholder text:placeholder-type="text">&lt;o.uen&gt;</text:placeholder></text:span>. </text:p>
      <text:p text:style-name="P3"/>
      <text:p text:style-name="P3"/>
      <text:p text:style-name="P3">2) The records of the Company are accurate and up to date. </text:p>
      <text:p text:style-name="P3"/>
      <text:p text:style-name="P3"/>
      <text:p text:style-name="P3">3) The Company has no outstanding penalties or offers of composition fine owing to ACRA. </text:p>
      <text:p text:style-name="P3"/>
      <text:p text:style-name="P3"/>
      <text:p text:style-name="P3">4) The Company has no outstanding tax liabilities owing to IRAS and is not indebted to any other government department. </text:p>
      <text:p text:style-name="P3"/>
      <text:p text:style-name="P3"/>
      <text:p text:style-name="P3">5) The Company has no outstanding charges in the Register of Charges. </text:p>
      <text:p text:style-name="P3"/>
      <text:p text:style-name="P3"/>
      <text:p text:style-name="P3">6) The Company is not involved or threatened with legal proceedings within or outside Singapore. </text:p>
      <text:p text:style-name="P3"/>
      <text:p text:style-name="P3"/>
      <text:p text:style-name="P3">7) The director(s) have obtained the written consent of the majority of shareholders to strike the name of the Company of the register. </text:p>
      <text:p text:style-name="P3"/>
      <text:p text:style-name="P3"/>
      <text:p text:style-name="P3">8) The Company has no contingent assets and liabilities (i.e. assets/liabilities that may arise in the future). </text:p>
      <text:p text:style-name="P3"/>
      <text:p text:style-name="P3"/>
      <text:p text:style-name="P3">9) No annual return was filed. </text:p>
      <text:p text:style-name="P1"/>
      <text:p text:style-name="P1"/>
      <text:p text:style-name="P1"/>
      <text:p text:style-name="P1">And I make this solemn declaration conscientiously believing the same to be true. </text:p>
      <text:p text:style-name="P1"/>
      <text:p text:style-name="P6"><text:placeholder text:placeholder-type="text">&lt;for each="line in get_2directorin1line(o.id)"&gt;</text:placeholder></text:p>
      <text:p text:style-name="P8"/>
      <text:p text:style-name="P8"/>
      <text:p text:style-name="P8"/>
      <text:p text:style-name="P8">__________________________________ <text:s text:c="16"/><text:tab/> <text:s/><text:span text:style-name="T10"><text:placeholder text:placeholder-type="text">&lt;if test="line['director2']!=''"&gt;</text:placeholder></text:span>_________________________________<text:span text:style-name="T12"><text:placeholder text:placeholder-type="text">&lt;/if&gt;</text:placeholder></text:span></text:p>
      <text:p text:style-name="P7"><text:span text:style-name="T13">Name</text:span><text:span text:style-name="T14">:</text:span><text:placeholder text:placeholder-type="text">&lt;line['director1']&gt;</text:placeholder><text:tab/><text:span text:style-name="T15"><text:placeholder text:placeholder-type="text">&lt;if test="line['director2']!=''"&gt;</text:placeholder></text:span><text:span text:style-name="T13">Name</text:span><text:span text:style-name="T14">:</text:span><text:placeholder text:placeholder-type="text">&lt;line['director2']&gt;</text:placeholder><text:placeholder text:placeholder-type="text">&lt;/if&gt;</text:placeholder></text:p>
      <text:p text:style-name="P5"><text:span text:style-name="T12">NRIC: </text:span><text:span text:style-name="T12"><text:placeholder text:placeholder-type="text">&lt;line['nric1']&gt;</text:placeholder></text:span><text:span text:style-name="T12"><text:tab/></text:span><text:span text:style-name="T10"><text:placeholder text:placeholder-type="text">&lt;if test="line['director2']!=''"&gt;</text:placeholder></text:span><text:span text:style-name="T12">NRIC: </text:span><text:span text:style-name="T12"><text:placeholder text:placeholder-type="text">&lt;line['nric2']&gt;</text:placeholder></text:span><text:span text:style-name="T12"><text:placeholder text:placeholder-type="text">&lt;/if&gt;</text:placeholder></text:span></text:p>
      <text:p text:style-name="P5"><text:span text:style-name="T7">Shareholder</text:span><text:span text:style-name="T8"> </text:span><text:span text:style-name="T7">&amp;</text:span><text:span text:style-name="T9"> </text:span><text:span text:style-name="T7">Director<text:tab/></text:span><text:span text:style-name="T11"><text:placeholder text:placeholder-type="text">&lt;if test="line['director2']!=''"&gt;</text:placeholder></text:span><text:span text:style-name="T7">Shareholder</text:span><text:span text:style-name="T8"> </text:span><text:span text:style-name="T7">&amp;</text:span><text:span text:style-name="T9"> </text:span><text:span text:style-name="T7">Director</text:span><text:span text:style-name="T12"><text:placeholder text:placeholder-type="text">&lt;/if&gt;</text:placeholder></text:span> <text:s text:c="18"/></text:p>
      <text:p text:style-name="P4"><text:placeholder text:placeholder-type="text">&lt;/for&gt;</text:placeholder></text:p>
      <text:p text:style-name="P4"/>
      <text:p text:style-name="P4"><text:soft-page-break/>Date: <text:span text:style-name="T16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0T12:54:50</meta:creation-date>
    <dc:date>2015-12-16T16:25:53</dc:date>
    <dc:creator>phung11764 </dc:creator>
    <meta:editing-duration>PT1M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19" meta:word-count="194" meta:character-count="1566" meta:non-whitespace-character-count="1341"/>
  </office:meta>
</office:document-meta>
</file>